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PLATE DOCUMENT FOR THIRD PARTIES</text:p>
      <text:p text:style-name="Standard"/>
      <text:p text:style-name="Standard"/>
      <text:p text:style-name="Standard">This is an ODT template document used to generate personalized documents for your customers or suppliers.</text:p>
      <text:p text:style-name="Standard"/>
      <text:p text:style-name="Standard"/>
      <text:p text:style-name="P3"><text:span text:style-name="T1">My information:</text:span> </text:p>
      <text:p text:style-name="P2">This is a list of tags that will be replaced with correct values (tags between {}) :</text:p>
      <text:p text:style-name="P3">mycompany_logo = {mycompany_logo}</text:p>
      <text:p text:style-name="P3">mycompany_name = {mycompany_name}</text:p>
      <text:p text:style-name="P3">mycompany_address = {mycompany_address}</text:p>
      <text:p text:style-name="P3">mycompany_zip = {mycompany_zip}</text:p>
      <text:p text:style-name="P3">mycompany_town = {mycompany_town}</text:p>
      <text:p text:style-name="P3">mycompany_country = {mycompany_country}</text:p>
      <text:p text:style-name="P6">mycompany_country_code = {mycompany_country_code}</text:p>
      <text:p text:style-name="P6">mycompany_state = {mycompany_state}</text:p>
      <text:p text:style-name="P6">mycompany_state_code = {mycompany_state_code}</text:p>
      <text:p text:style-name="P3">mycompany_phone = {mycompany_phone}</text:p>
      <text:p text:style-name="P3">mycompany_fax = {mycompany_fax}</text:p>
      <text:p text:style-name="P3">mycompany_email = {mycompany_email}</text:p>
      <text:p text:style-name="P3">mycompany_web = {mycompany_web}</text:p>
      <text:p text:style-name="P3">mycompany_barcode = {mycompany_barcode}</text:p>
      <text:p text:style-name="P3">mycompany_capital= {mycompany_capital}</text:p>
      <text:p text:style-name="P3">mycompany_juridicalstatus= {mycompany_juridicalstatus}</text:p>
      <text:p text:style-name="P3">mycompany_idprof1 = {mycompany_idprof1}</text:p>
      <text:p text:style-name="P3">mycompany_idprof2 = {mycompany_idprof2}</text:p>
      <text:p text:style-name="P3">mycompany_idprof3 = {mycompany_idprof3}</text:p>
      <text:p text:style-name="P3">mycompany_idprof4 = {mycompany_idprof4}</text:p>
      <text:p text:style-name="P6">mycompany_idprof5 = {mycompany_idprof5}</text:p>
      <text:p text:style-name="P6">mycompany_idprof6 = {mycompany_idprof6}</text:p>
      <text:p text:style-name="P3">mycompany_vatnumber = {mycompany_vatnumber}</text:p>
      <text:p text:style-name="P3">mycompany_note_private = {mycompany_note_private}</text:p>
      <text:p text:style-name="P3">...</text:p>
      <text:p text:style-name="P3"/>
      <text:p text:style-name="P3"/>
      <text:p text:style-name="P4">Customers, prospects or suppliers information:</text:p>
      <text:p text:style-name="P2">This is a list of other tags that will be replaced with correct values (tags between {}) :</text:p>
      <text:p text:style-name="P3">company_name = {company_name}</text:p>
      <text:p text:style-name="P3">company_address = {company_address}</text:p>
      <text:p text:style-name="P3">company_zip = {company_zip}</text:p>
      <text:p text:style-name="P3">company_town = {company_town}</text:p>
      <text:p text:style-name="P3">company_country = {company_country}</text:p>
      <text:p text:style-name="P6">company_country_code = {company_country_code}</text:p>
      <text:p text:style-name="P6">company_state = {company_state}</text:p>
      <text:p text:style-name="P6">company_state_code = {company_state_code}</text:p>
      <text:p text:style-name="P3">company_phone = {company_phone}</text:p>
      <text:p text:style-name="P3">company_fax = {company_fax}</text:p>
      <text:p text:style-name="P3">company_email = {company_email}</text:p>
      <text:p text:style-name="P3">company_web = {company_web}</text:p>
      <text:p text:style-name="P3">company_barcode = {company_barcode}</text:p>
      <text:p text:style-name="P3">company_customercode = {company_customercode}</text:p>
      <text:p text:style-name="P3">company_suppliercode = {company_suppliercode}</text:p>
      <text:p text:style-name="P3">company_capital = {company_capital}</text:p>
      <text:p text:style-name="P3">company_juridicalstatus = {company_juridicalstatus}</text:p>
      <text:p text:style-name="P3">company_idprof1 = {company_idprof1}</text:p>
      <text:p text:style-name="P3">company_idprof2 = {company_idprof2}</text:p>
      <text:p text:style-name="P3">company_idprof3 = {company_idprof3}</text:p>
      <text:p text:style-name="P3">company_idprof4 = {company_idprof4}</text:p>
      <text:p text:style-name="P6">company_idprof5 = {company_idprof5}</text:p>
      <text:p text:style-name="P6">company_idprof6 = {company_idprof6}</text:p>
      <text:p text:style-name="P3"><text:soft-page-break/>company_vatnumber = {company_vatnumber}</text:p>
      <text:p text:style-name="P3">company_note_private = {company_note_private}</text:p>
      <text:p text:style-name="P3">company_note_public = {company_note_public}</text:p>
      <text:p text:style-name="P3"/>
      <text:p text:style-name="Standard">...</text:p>
      <text:p text:style-name="Standard"/>
      <text:p text:style-name="P4">User information:</text:p>
      <text:p text:style-name="P5">myuser_lastname = {myuser_lastname}</text:p>
      <text:p text:style-name="P5">myuser_firstname = {myuser_firstname}</text:p>
      <text:p text:style-name="P5">myuser_login = {myuser_login}</text:p>
      <text:p text:style-name="P5">myuser_email = {myuser_email}</text:p>
      <text:p text:style-name="P5">...</text:p>
      <text:p text:style-name="P7"/>
      <text:p text:style-name="Standard"/>
      <text:p text:style-name="Standard"/>
      <text:p text:style-name="Standard">For complete list of available tags, see on user documentation about using ODT templates on wiki:</text:p>
      <text:p text:style-name="Standard"><text:a xlink:type="simple" xlink:href="http://wiki.dolibarr.org/index.php/Create_an_ODT_document_template">http://wiki.dolibarr.org/index.php/Create_an_ODT_document_templat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1.748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M43S</meta:editing-duration>
    <meta:editing-cycles>43</meta:editing-cycles>
    <meta:generator>LibreOffice/3.5$Linux_X86_64 LibreOffice_project/350m1$Build-202</meta:generator>
    <dc:date>2015-08-13T05:15:26</dc:date>
    <dc:creator>Laurent </dc:creator>
    <meta:document-statistic meta:table-count="0" meta:image-count="0" meta:object-count="0" meta:page-count="2" meta:paragraph-count="66" meta:word-count="245" meta:character-count="2557" meta:non-whitespace-character-count="2377"/>
    <meta:user-defined meta:name="Info 1"/>
    <meta:user-defined meta:name="Info 2"/>
    <meta:user-defined meta:name="Info 3"/>
    <meta:user-defined meta:name="Info 4"/>
  </office:meta>
</office:document-meta>
</file>